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241" officeooo:paragraph-rsid="00113241"/>
    </style:style>
    <style:style style:name="T1" style:family="text">
      <style:text-properties officeooo:rsid="0012a6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9</text:p>
      <text:p text:style-name="P1"/>
      <text:p text:style-name="P1">** DATA PREPROCESSING ***</text:p>
      <text:p text:style-name="P1"/>
      <text:p text:style-name="P1"/>
      <text:p text:style-name="P1">- Workflow de data science:</text:p>
      <text:p text:style-name="P1">define todas as fases/passos de um projeto que envolve DS</text:p>
      <text:p text:style-name="P1">preparação (aquisição de dados – limpeza e/ou rotualgem de dados – selecionar características mais importantes, interessantes) – modelagem (selecionar o modelo que vai trabalhar – otimização de hiperparâmetros – combinação de modelos – validação de modelos) – pôr o modelo em produção (colocar o modelo em produção – monitoramento de modelo em tempo real – posterior melhora no modelo)</text:p>
      <text:p text:style-name="P1"/>
      <text:p text:style-name="P1">os passos acima se iniciam novamente. Um ciclo.</text:p>
      <text:p text:style-name="P1"/>
      <text:p text:style-name="P1">* <text:span text:style-name="T1">continuar em 11 minutos!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21:04:13.019495093</meta:creation-date>
    <dc:date>2021-11-24T21:17:17.738603094</dc:date>
    <meta:editing-duration>PT2M52S</meta:editing-duration>
    <meta:editing-cycles>1</meta:editing-cycles>
    <meta:document-statistic meta:table-count="0" meta:image-count="0" meta:object-count="0" meta:page-count="1" meta:paragraph-count="7" meta:word-count="84" meta:character-count="573" meta:non-whitespace-character-count="487"/>
    <meta:generator>LibreOffice/6.4.7.2$Linux_X86_64 LibreOffice_project/40$Build-2</meta:generator>
  </office:meta>
</office:document-meta>
</file>